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style:font-name="F" fo:font-size="12pt" fo:language="en" fo:country="US" fo:font-style="italic" style:font-size-asian="12pt" style:font-style-asian="italic" style:font-size-complex="6.80000019073486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</office:automatic-styles>
  <office:body>
    <office:spreadsheet>
      <table:table table:name="Beneficiaires_Effectifs_SASU" table:style-name="ta1" table:print="false"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4"/>
        <table:table-row table:style-name="ro1">
          <table:table-cell office:value-type="string" table:number-columns-spanned="15" table:number-rows-spanned="1">
            <text:p>Registre des bénéficiaires effectifs de la SASU</text:p>
          </table:table-cell>
          <table:covered-table-cell table:number-columns-repeated="14"/>
          <table:table-cell/>
        </table:table-row>
        <table:table-row table:style-name="ro2">
          <table:table-cell table:style-name="ce2" office:value-type="string">
            <text:p>Civilité</text:p>
          </table:table-cell>
          <table:table-cell office:value-type="string">
            <text:p>Nom de naissance</text:p>
          </table:table-cell>
          <table:table-cell office:value-type="string">
            <text:p>Nom d'usage</text:p>
          </table:table-cell>
          <table:table-cell office:value-type="string">
            <text:p>Prénom principal</text:p>
          </table:table-cell>
          <table:table-cell office:value-type="string">
            <text:p>Autres prénoms</text:p>
          </table:table-cell>
          <table:table-cell office:value-type="string">
            <text:p>Pseudonyme</text:p>
          </table:table-cell>
          <table:table-cell office:value-type="string">
            <text:p>Né(e) le / à</text:p>
          </table:table-cell>
          <table:table-cell office:value-type="string">
            <text:p>Département / Pays de naissance</text:p>
          </table:table-cell>
          <table:table-cell office:value-type="string">
            <text:p>Nationalité</text:p>
          </table:table-cell>
          <table:table-cell office:value-type="string">
            <text:p>Adresse du domicile</text:p>
          </table:table-cell>
          <table:table-cell office:value-type="string">
            <text:p>Code postal</text:p>
          </table:table-cell>
          <table:table-cell office:value-type="string">
            <text:p>Commune</text:p>
          </table:table-cell>
          <table:table-cell office:value-type="string">
            <text:p>Pays</text:p>
          </table:table-cell>
          <table:table-cell office:value-type="string">
            <text:p>Détention du capital</text:p>
          </table:table-cell>
          <table:table-cell office:value-type="string">
            <text:p>Détention des droits de vote</text:p>
          </table:table-cell>
          <table:table-cell/>
        </table:table-row>
        <table:table-row table:style-name="ro1">
          <table:table-cell table:style-name="ce3" table:number-columns-repeated="15"/>
          <table:table-cell/>
        </table:table-row>
      </table:table>
      <table:table table:name="Proces_Verbal_Descisions_Associe_Unique" table:style-name="ta1" table:print="false">
        <table:table-column table:style-name="co1" table:default-cell-style-name="ce7"/>
        <table:table-column table:style-name="co1" table:number-columns-repeated="7" table:default-cell-style-name="ce10"/>
        <table:table-row table:style-name="ro1">
          <table:table-cell table:style-name="ce1" office:value-type="string" table:number-columns-spanned="8" table:number-rows-spanned="1">
            <text:p>PROCÈS-VERBAL DES DÉCISIONS DE L’ASSOCIÉ UNIQUE</text:p>
          </table:table-cell>
          <table:covered-table-cell table:number-columns-repeated="7" table:style-name="ce9"/>
        </table:table-row>
        <table:table-row table:style-name="ro3">
          <table:table-cell table:style-name="ce5" office:value-type="string" table:number-columns-spanned="8" table:number-rows-spanned="1">
            <text:p>Nom de l’associé unique</text:p>
          </table:table-cell>
          <table:covered-table-cell table:number-columns-repeated="7" table:style-name="ce9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demeurant</text:p>
          </table:table-cell>
          <table:covered-table-cell table:number-columns-repeated="7" table:style-name="ce11"/>
        </table:table-row>
        <table:table-row table:style-name="ro1">
          <table:table-cell office:value-type="string" table:number-columns-spanned="8" table:number-rows-spanned="1">
            <text:p>adresse du domicile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9"/>
        </table:table-row>
        <table:table-row table:style-name="ro1">
          <table:table-cell office:value-type="string" table:number-columns-spanned="8" table:number-rows-spanned="1">
            <text:p>, associé unique de la société dénomination sociale, a pris les décisions concernant l’ordre du jour suivant:</text:p>
          </table:table-cell>
          <table:covered-table-cell table:number-columns-repeated="7" table:style-name="ce7"/>
        </table:table-row>
        <table:table-row table:style-name="ro1">
          <table:table-cell office:value-type="string" table:number-columns-spanned="8" table:number-rows-spanned="1">
            <text:p>description de la décision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Modification de l’article [nom de l’article correspondant] des statuts.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Première résolution 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Deuxième résolution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Troisième résolution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L’associé unique </text:p>
          </table:table-cell>
          <table:covered-table-cell table:number-columns-repeated="7" table:style-name="ce9"/>
        </table:table-row>
        <table:table-row table:style-name="ro1">
          <table:table-cell office:value-type="string" table:number-columns-spanned="8" table:number-rows-spanned="1">
            <text:p>Nom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Signature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</table:table>
      <table:table table:name="Proces_Verbal_Approbation_Comptes_Annuels" table:style-name="ta1" table:print="false">
        <table:table-column table:style-name="co1" table:number-columns-repeated="9" table:default-cell-style-name="ce7"/>
        <table:table-row table:style-name="ro1">
          <table:table-cell table:style-name="ce1" office:value-type="string" table:number-columns-spanned="9" table:number-rows-spanned="1">
            <text:p>PROCÈS-VERBAL DES DÉCISIONS DE L’ASSOCIÉ UNIQUE</text:p>
          </table:table-cell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Nom de l’associé unique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demeuran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adresse du domicile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, associé unique de la société dénomination sociale, a pris les décisions concernant l’ordre du jour suivant: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description de la décision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Modification de l’article [nom de l’article correspondant] des statuts.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Première résolution : approbation des comptes annuels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L’associé unique approuve les comptes de l’exercice clos l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date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t se soldant par un bénéfice (ou une perte) d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.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Deuxième résolution : affectation du résulta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L’associé unique décide d’affecter le bénéfice de l’exercice s’élevant à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, de la manière suivante :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- 5 % à la réserve légale, soi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 ;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- le solde aux réserves ordinaires, soi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.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en cas de perte ou de distribution de dividendes, cette partie est à adapter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L’associé unique 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Nom de l’associé unique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Signature de l’associé unique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17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13S</meta:editing-duration>
    <meta:editing-cycles>8</meta:editing-cycles>
    <meta:generator>OpenOffice/4.1.8$Win32 OpenOffice.org_project/418m3$Build-9803</meta:generator>
    <dc:date>2021-01-01T17:52:25.19</dc:date>
    <dc:creator>Jason Aloyau</dc:creator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